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12E0000319700001EDF4BF37C20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fo:margin-left="0in" fo:margin-right="0in" style:vertical-pos="top" style:vertical-rel="baselin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as-char" svg:width="3.748in" svg:height="2.3335in" draw:z-index="0"><draw:image xlink:href="Pictures/2000012E0000319700001EDF4BF37C20.wm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rry Minemyer</meta:initial-creator>
    <meta:creation-date>2015-03-16T10:12:36.45</meta:creation-date>
    <meta:document-statistic meta:table-count="0" meta:image-count="1" meta:object-count="0" meta:page-count="1" meta:paragraph-count="1" meta:word-count="0" meta:character-count="1"/>
    <dc:date>2015-03-16T10:13:03.78</dc:date>
    <dc:creator>Barry Minemyer</dc:creator>
    <meta:editing-duration>PT27S</meta:editing-duration>
    <meta:editing-cycles>1</meta:editing-cycles>
    <meta:generator>OpenOffice/4.1.1$Win32 OpenOffice.org_project/411m6$Build-9775</meta:generator>
  </office:meta>
</office:document-meta>
</file>